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ote Number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3"/>
          <table:table-cell table:style-name="Default" office:value-type="string" calcext:value-type="string">
            <text:p>PAWS Count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ilenc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1.735" calcext:value-type="float">
            <text:p>61.735</text:p>
          </table:table-cell>
          <table:table-cell/>
          <table:table-cell office:value-type="string" calcext:value-type="string">
            <text:p>B1</text:p>
          </table:table-cell>
          <table:table-cell/>
          <table:table-cell table:formula="of:=25000000/[.C3]/64" office:value-type="float" office:value="6327.44796306795" calcext:value-type="float">
            <text:p>6327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C3]+[.C5])/2" office:value-type="float" office:value="63.5705" calcext:value-type="float">
            <text:p>63.5705</text:p>
          </table:table-cell>
          <table:table-cell table:number-columns-repeated="3"/>
          <table:table-cell table:formula="of:=25000000/[.C4]/64" office:value-type="float" office:value="6144.75267616269" calcext:value-type="float">
            <text:p>6145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5.406" calcext:value-type="float">
            <text:p>65.406</text:p>
          </table:table-cell>
          <table:table-cell/>
          <table:table-cell office:value-type="string" calcext:value-type="string">
            <text:p>C-2</text:p>
          </table:table-cell>
          <table:table-cell/>
          <table:table-cell table:formula="of:=25000000/[.C5]/64" office:value-type="float" office:value="5972.31140873926" calcext:value-type="float">
            <text:p>5972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C5]+[.C7])/2" office:value-type="float" office:value="67.351" calcext:value-type="float">
            <text:p>67.351</text:p>
          </table:table-cell>
          <table:table-cell table:number-columns-repeated="3"/>
          <table:table-cell table:formula="of:=25000000/[.C6]/64" office:value-type="float" office:value="5799.83964603347" calcext:value-type="float">
            <text:p>5800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9.296" calcext:value-type="float">
            <text:p>69.296</text:p>
          </table:table-cell>
          <table:table-cell/>
          <table:table-cell office:value-type="string" calcext:value-type="string">
            <text:p>C#2</text:p>
          </table:table-cell>
          <table:table-cell/>
          <table:table-cell table:formula="of:=25000000/[.C7]/64" office:value-type="float" office:value="5637.04975756176" calcext:value-type="float">
            <text:p>5637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C7]+[.C9])/2" office:value-type="float" office:value="71.356" calcext:value-type="float">
            <text:p>71.356</text:p>
          </table:table-cell>
          <table:table-cell table:number-columns-repeated="3"/>
          <table:table-cell table:formula="of:=25000000/[.C8]/64" office:value-type="float" office:value="5474.31190089131" calcext:value-type="float">
            <text:p>5474</text:p>
          </table:table-cell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3.416" calcext:value-type="float">
            <text:p>73.416</text:p>
          </table:table-cell>
          <table:table-cell/>
          <table:table-cell office:value-type="string" calcext:value-type="string">
            <text:p>D-2</text:p>
          </table:table-cell>
          <table:table-cell/>
          <table:table-cell table:formula="of:=25000000/[.C9]/64" office:value-type="float" office:value="5320.70665794922" calcext:value-type="float">
            <text:p>5321</text:p>
          </table:table-cell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.C9]+[.C11])/2" office:value-type="float" office:value="75.599" calcext:value-type="float">
            <text:p>75.599</text:p>
          </table:table-cell>
          <table:table-cell table:number-columns-repeated="3"/>
          <table:table-cell table:formula="of:=25000000/[.C10]/64" office:value-type="float" office:value="5167.06570192728" calcext:value-type="float">
            <text:p>5167</text:p>
          </table:table-cell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7.782" calcext:value-type="float">
            <text:p>77.782</text:p>
          </table:table-cell>
          <table:table-cell/>
          <table:table-cell office:value-type="string" calcext:value-type="string">
            <text:p>D#2</text:p>
          </table:table-cell>
          <table:table-cell/>
          <table:table-cell table:formula="of:=25000000/[.C11]/64" office:value-type="float" office:value="5022.04880306498" calcext:value-type="float">
            <text:p>5022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.C11]+[.C13])/2" office:value-type="float" office:value="80.0945" calcext:value-type="float">
            <text:p>80.0945</text:p>
          </table:table-cell>
          <table:table-cell table:number-columns-repeated="3"/>
          <table:table-cell table:formula="of:=25000000/[.C12]/64" office:value-type="float" office:value="4877.05148293578" calcext:value-type="float">
            <text:p>4877</text:p>
          </table:table-cell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2.407" calcext:value-type="float">
            <text:p>82.407</text:p>
          </table:table-cell>
          <table:table-cell/>
          <table:table-cell office:value-type="string" calcext:value-type="string">
            <text:p>E-2</text:p>
          </table:table-cell>
          <table:table-cell/>
          <table:table-cell table:formula="of:=25000000/[.C13]/64" office:value-type="float" office:value="4740.19197398279" calcext:value-type="float">
            <text:p>4740</text:p>
          </table:table-cell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[.C13]+[.C15])/2" office:value-type="float" office:value="84.857" calcext:value-type="float">
            <text:p>84.857</text:p>
          </table:table-cell>
          <table:table-cell table:number-columns-repeated="3"/>
          <table:table-cell table:formula="of:=25000000/[.C14]/64" office:value-type="float" office:value="4603.33266554321" calcext:value-type="float">
            <text:p>4603</text:p>
          </table:table-cell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7.307" calcext:value-type="float">
            <text:p>87.307</text:p>
          </table:table-cell>
          <table:table-cell/>
          <table:table-cell office:value-type="string" calcext:value-type="string">
            <text:p>F-2</text:p>
          </table:table-cell>
          <table:table-cell/>
          <table:table-cell table:formula="of:=25000000/[.C15]/64" office:value-type="float" office:value="4474.15442060774" calcext:value-type="float">
            <text:p>4474</text:p>
          </table:table-cell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([.C15]+[.C17])/2" office:value-type="float" office:value="89.903" calcext:value-type="float">
            <text:p>89.903</text:p>
          </table:table-cell>
          <table:table-cell table:number-columns-repeated="3"/>
          <table:table-cell table:formula="of:=25000000/[.C16]/64" office:value-type="float" office:value="4344.96067984383" calcext:value-type="float">
            <text:p>4345</text:p>
          </table:table-cell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92.499" calcext:value-type="float">
            <text:p>92.499</text:p>
          </table:table-cell>
          <table:table-cell/>
          <table:table-cell office:value-type="string" calcext:value-type="string">
            <text:p>F#2</text:p>
          </table:table-cell>
          <table:table-cell/>
          <table:table-cell table:formula="of:=25000000/[.C17]/64" office:value-type="float" office:value="4223.0186272284" calcext:value-type="float">
            <text:p>4223</text:p>
          </table:table-cell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([.C17]+[.C19])/2" office:value-type="float" office:value="95.249" calcext:value-type="float">
            <text:p>95.249</text:p>
          </table:table-cell>
          <table:table-cell table:number-columns-repeated="3"/>
          <table:table-cell table:formula="of:=25000000/[.C18]/64" office:value-type="float" office:value="4101.0929248601" calcext:value-type="float">
            <text:p>4101</text:p>
          </table:table-cell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97.999" calcext:value-type="float">
            <text:p>97.999</text:p>
          </table:table-cell>
          <table:table-cell/>
          <table:table-cell office:value-type="string" calcext:value-type="string">
            <text:p>G-2</text:p>
          </table:table-cell>
          <table:table-cell/>
          <table:table-cell table:formula="of:=25000000/[.C19]/64" office:value-type="float" office:value="3986.01006132716" calcext:value-type="float">
            <text:p>3986</text:p>
          </table:table-cell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([.C19]+[.C21])/2" office:value-type="float" office:value="100.9145" calcext:value-type="float">
            <text:p>100.9145</text:p>
          </table:table-cell>
          <table:table-cell table:number-columns-repeated="3"/>
          <table:table-cell table:formula="of:=25000000/[.C20]/64" office:value-type="float" office:value="3870.85106699236" calcext:value-type="float">
            <text:p>3871</text:p>
          </table:table-cell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3.83" calcext:value-type="float">
            <text:p>103.83</text:p>
          </table:table-cell>
          <table:table-cell/>
          <table:table-cell office:value-type="string" calcext:value-type="string">
            <text:p>G#2</text:p>
          </table:table-cell>
          <table:table-cell/>
          <table:table-cell table:formula="of:=25000000/[.C21]/64" office:value-type="float" office:value="3762.1592988539" calcext:value-type="float">
            <text:p>3762</text:p>
          </table:table-cell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([.C21]+[.C23])/2" office:value-type="float" office:value="106.915" calcext:value-type="float">
            <text:p>106.915</text:p>
          </table:table-cell>
          <table:table-cell table:number-columns-repeated="3"/>
          <table:table-cell table:formula="of:=25000000/[.C22]/64" office:value-type="float" office:value="3653.60332974793" calcext:value-type="float">
            <text:p>3654</text:p>
          </table:table-cell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-2</text:p>
          </table:table-cell>
          <table:table-cell/>
          <table:table-cell table:formula="of:=25000000/[.C23]/64" office:value-type="float" office:value="3551.13636363636" calcext:value-type="float">
            <text:p>3551</text:p>
          </table:table-cell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([.C23]+[.C25])/2" office:value-type="float" office:value="113.27" calcext:value-type="float">
            <text:p>113.27</text:p>
          </table:table-cell>
          <table:table-cell table:number-columns-repeated="3"/>
          <table:table-cell table:formula="of:=25000000/[.C24]/64" office:value-type="float" office:value="3448.61834554604" calcext:value-type="float">
            <text:p>3449</text:p>
          </table:table-cell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16.54" calcext:value-type="float">
            <text:p>116.54</text:p>
          </table:table-cell>
          <table:table-cell/>
          <table:table-cell office:value-type="string" calcext:value-type="string">
            <text:p>A#2</text:p>
          </table:table-cell>
          <table:table-cell/>
          <table:table-cell table:formula="of:=25000000/[.C25]/64" office:value-type="float" office:value="3351.85344087867" calcext:value-type="float">
            <text:p>3352</text:p>
          </table:table-cell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([.C25]+[.C27])/2" office:value-type="float" office:value="120.005" calcext:value-type="float">
            <text:p>120.005</text:p>
          </table:table-cell>
          <table:table-cell table:number-columns-repeated="3"/>
          <table:table-cell table:formula="of:=25000000/[.C26]/64" office:value-type="float" office:value="3255.07270530395" calcext:value-type="float">
            <text:p>3255</text:p>
          </table:table-cell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3]*2" office:value-type="float" office:value="123.47" calcext:value-type="float">
            <text:p>123.47</text:p>
          </table:table-cell>
          <table:table-cell/>
          <table:table-cell office:value-type="string" calcext:value-type="string">
            <text:p>B-2</text:p>
          </table:table-cell>
          <table:table-cell/>
          <table:table-cell table:formula="of:=25000000/[.C27]/64" office:value-type="float" office:value="3163.72398153398" calcext:value-type="float">
            <text:p>3164</text:p>
          </table:table-cell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C4]*2" office:value-type="float" office:value="127.141" calcext:value-type="float">
            <text:p>127.141</text:p>
          </table:table-cell>
          <table:table-cell table:number-columns-repeated="3"/>
          <table:table-cell table:formula="of:=25000000/[.C28]/64" office:value-type="float" office:value="3072.37633808134" calcext:value-type="float">
            <text:p>307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C5]*2" office:value-type="float" office:value="130.812" calcext:value-type="float">
            <text:p>130.812</text:p>
          </table:table-cell>
          <table:table-cell/>
          <table:table-cell office:value-type="string" calcext:value-type="string">
            <text:p>C-3</text:p>
          </table:table-cell>
          <table:table-cell/>
          <table:table-cell table:formula="of:=25000000/[.C29]/64" office:value-type="float" office:value="2986.15570436963" calcext:value-type="float">
            <text:p>298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C6]*2" office:value-type="float" office:value="134.702" calcext:value-type="float">
            <text:p>134.702</text:p>
          </table:table-cell>
          <table:table-cell table:number-columns-repeated="3"/>
          <table:table-cell table:formula="of:=25000000/[.C30]/64" office:value-type="float" office:value="2899.91982301673" calcext:value-type="float">
            <text:p>29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C7]*2" office:value-type="float" office:value="138.592" calcext:value-type="float">
            <text:p>138.592</text:p>
          </table:table-cell>
          <table:table-cell/>
          <table:table-cell office:value-type="string" calcext:value-type="string">
            <text:p>C#3</text:p>
          </table:table-cell>
          <table:table-cell/>
          <table:table-cell table:formula="of:=25000000/[.C31]/64" office:value-type="float" office:value="2818.52487878088" calcext:value-type="float">
            <text:p>28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C8]*2" office:value-type="float" office:value="142.712" calcext:value-type="float">
            <text:p>142.712</text:p>
          </table:table-cell>
          <table:table-cell table:number-columns-repeated="3"/>
          <table:table-cell table:formula="of:=25000000/[.C32]/64" office:value-type="float" office:value="2737.15595044565" calcext:value-type="float">
            <text:p>27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C9]*2" office:value-type="float" office:value="146.832" calcext:value-type="float">
            <text:p>146.832</text:p>
          </table:table-cell>
          <table:table-cell/>
          <table:table-cell office:value-type="string" calcext:value-type="string">
            <text:p>D-3</text:p>
          </table:table-cell>
          <table:table-cell/>
          <table:table-cell table:formula="of:=25000000/[.C33]/64" office:value-type="float" office:value="2660.35332897461" calcext:value-type="float">
            <text:p>26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C10]*2" office:value-type="float" office:value="151.198" calcext:value-type="float">
            <text:p>151.198</text:p>
          </table:table-cell>
          <table:table-cell table:number-columns-repeated="3"/>
          <table:table-cell table:formula="of:=25000000/[.C34]/64" office:value-type="float" office:value="2583.53285096364" calcext:value-type="float">
            <text:p>258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C11]*2" office:value-type="float" office:value="155.564" calcext:value-type="float">
            <text:p>155.564</text:p>
          </table:table-cell>
          <table:table-cell/>
          <table:table-cell office:value-type="string" calcext:value-type="string">
            <text:p>D#3</text:p>
          </table:table-cell>
          <table:table-cell/>
          <table:table-cell table:formula="of:=25000000/[.C35]/64" office:value-type="float" office:value="2511.02440153249" calcext:value-type="float">
            <text:p>251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C12]*2" office:value-type="float" office:value="160.189" calcext:value-type="float">
            <text:p>160.189</text:p>
          </table:table-cell>
          <table:table-cell table:number-columns-repeated="3"/>
          <table:table-cell table:formula="of:=25000000/[.C36]/64" office:value-type="float" office:value="2438.52574146789" calcext:value-type="float">
            <text:p>243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C13]*2" office:value-type="float" office:value="164.814" calcext:value-type="float">
            <text:p>164.814</text:p>
          </table:table-cell>
          <table:table-cell/>
          <table:table-cell office:value-type="string" calcext:value-type="string">
            <text:p>E-3</text:p>
          </table:table-cell>
          <table:table-cell/>
          <table:table-cell table:formula="of:=25000000/[.C37]/64" office:value-type="float" office:value="2370.0959869914" calcext:value-type="float">
            <text:p>237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14]*2" office:value-type="float" office:value="169.714" calcext:value-type="float">
            <text:p>169.714</text:p>
          </table:table-cell>
          <table:table-cell table:number-columns-repeated="3"/>
          <table:table-cell table:formula="of:=25000000/[.C38]/64" office:value-type="float" office:value="2301.6663327716" calcext:value-type="float">
            <text:p>230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C15]*2" office:value-type="float" office:value="174.614" calcext:value-type="float">
            <text:p>174.614</text:p>
          </table:table-cell>
          <table:table-cell/>
          <table:table-cell office:value-type="string" calcext:value-type="string">
            <text:p>F-3</text:p>
          </table:table-cell>
          <table:table-cell/>
          <table:table-cell table:formula="of:=25000000/[.C39]/64" office:value-type="float" office:value="2237.07721030387" calcext:value-type="float">
            <text:p>22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C16]*2" office:value-type="float" office:value="179.806" calcext:value-type="float">
            <text:p>179.806</text:p>
          </table:table-cell>
          <table:table-cell table:number-columns-repeated="3"/>
          <table:table-cell table:formula="of:=25000000/[.C40]/64" office:value-type="float" office:value="2172.48033992192" calcext:value-type="float">
            <text:p>217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C17]*2" office:value-type="float" office:value="184.998" calcext:value-type="float">
            <text:p>184.998</text:p>
          </table:table-cell>
          <table:table-cell/>
          <table:table-cell office:value-type="string" calcext:value-type="string">
            <text:p>F#3</text:p>
          </table:table-cell>
          <table:table-cell/>
          <table:table-cell table:formula="of:=25000000/[.C41]/64" office:value-type="float" office:value="2111.5093136142" calcext:value-type="float">
            <text:p>21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C18]*2" office:value-type="float" office:value="190.498" calcext:value-type="float">
            <text:p>190.498</text:p>
          </table:table-cell>
          <table:table-cell table:number-columns-repeated="3"/>
          <table:table-cell table:formula="of:=25000000/[.C42]/64" office:value-type="float" office:value="2050.54646243005" calcext:value-type="float">
            <text:p>205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C19]*2" office:value-type="float" office:value="195.998" calcext:value-type="float">
            <text:p>195.998</text:p>
          </table:table-cell>
          <table:table-cell/>
          <table:table-cell office:value-type="string" calcext:value-type="string">
            <text:p>G-3</text:p>
          </table:table-cell>
          <table:table-cell/>
          <table:table-cell table:formula="of:=25000000/[.C43]/64" office:value-type="float" office:value="1993.00503066358" calcext:value-type="float">
            <text:p>199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C20]*2" office:value-type="float" office:value="201.829" calcext:value-type="float">
            <text:p>201.829</text:p>
          </table:table-cell>
          <table:table-cell table:number-columns-repeated="3"/>
          <table:table-cell table:formula="of:=25000000/[.C44]/64" office:value-type="float" office:value="1935.42553349618" calcext:value-type="float">
            <text:p>193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C21]*2" office:value-type="float" office:value="207.66" calcext:value-type="float">
            <text:p>207.66</text:p>
          </table:table-cell>
          <table:table-cell/>
          <table:table-cell office:value-type="string" calcext:value-type="string">
            <text:p>G#3</text:p>
          </table:table-cell>
          <table:table-cell/>
          <table:table-cell table:formula="of:=25000000/[.C45]/64" office:value-type="float" office:value="1881.07964942695" calcext:value-type="float">
            <text:p>18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C22]*2" office:value-type="float" office:value="213.83" calcext:value-type="float">
            <text:p>213.83</text:p>
          </table:table-cell>
          <table:table-cell table:number-columns-repeated="3"/>
          <table:table-cell table:formula="of:=25000000/[.C46]/64" office:value-type="float" office:value="1826.80166487397" calcext:value-type="float">
            <text:p>182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C23]*2" office:value-type="float" office:value="220" calcext:value-type="float">
            <text:p>220</text:p>
          </table:table-cell>
          <table:table-cell/>
          <table:table-cell office:value-type="string" calcext:value-type="string">
            <text:p>A-3</text:p>
          </table:table-cell>
          <table:table-cell/>
          <table:table-cell table:formula="of:=25000000/[.C47]/64" office:value-type="float" office:value="1775.56818181818" calcext:value-type="float">
            <text:p>177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C24]*2" office:value-type="float" office:value="226.54" calcext:value-type="float">
            <text:p>226.54</text:p>
          </table:table-cell>
          <table:table-cell table:number-columns-repeated="3"/>
          <table:table-cell table:formula="of:=25000000/[.C48]/64" office:value-type="float" office:value="1724.30917277302" calcext:value-type="float">
            <text:p>17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C25]*2" office:value-type="float" office:value="233.08" calcext:value-type="float">
            <text:p>233.08</text:p>
          </table:table-cell>
          <table:table-cell/>
          <table:table-cell office:value-type="string" calcext:value-type="string">
            <text:p>A#3</text:p>
          </table:table-cell>
          <table:table-cell/>
          <table:table-cell table:formula="of:=25000000/[.C49]/64" office:value-type="float" office:value="1675.92672043933" calcext:value-type="float">
            <text:p>16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C26]*2" office:value-type="float" office:value="240.01" calcext:value-type="float">
            <text:p>240.01</text:p>
          </table:table-cell>
          <table:table-cell table:number-columns-repeated="3"/>
          <table:table-cell table:formula="of:=25000000/[.C50]/64" office:value-type="float" office:value="1627.53635265197" calcext:value-type="float">
            <text:p>16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[.C27]*2" office:value-type="float" office:value="246.94" calcext:value-type="float">
            <text:p>246.94</text:p>
          </table:table-cell>
          <table:table-cell/>
          <table:table-cell office:value-type="string" calcext:value-type="string">
            <text:p>B-3</text:p>
          </table:table-cell>
          <table:table-cell/>
          <table:table-cell table:formula="of:=25000000/[.C51]/64" office:value-type="float" office:value="1581.86199076699" calcext:value-type="float">
            <text:p>158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C28]*2" office:value-type="float" office:value="254.282" calcext:value-type="float">
            <text:p>254.282</text:p>
          </table:table-cell>
          <table:table-cell table:number-columns-repeated="3"/>
          <table:table-cell table:formula="of:=25000000/[.C52]/64" office:value-type="float" office:value="1536.18816904067" calcext:value-type="float">
            <text:p>153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[.C29]*2" office:value-type="float" office:value="261.624" calcext:value-type="float">
            <text:p>261.624</text:p>
          </table:table-cell>
          <table:table-cell/>
          <table:table-cell office:value-type="string" calcext:value-type="string">
            <text:p>C-4</text:p>
          </table:table-cell>
          <table:table-cell/>
          <table:table-cell table:formula="of:=25000000/[.C53]/64" office:value-type="float" office:value="1493.07785218481" calcext:value-type="float">
            <text:p>149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[.C30]*2" office:value-type="float" office:value="269.404" calcext:value-type="float">
            <text:p>269.404</text:p>
          </table:table-cell>
          <table:table-cell table:number-columns-repeated="3"/>
          <table:table-cell table:formula="of:=25000000/[.C54]/64" office:value-type="float" office:value="1449.95991150837" calcext:value-type="float">
            <text:p>145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[.C31]*2" office:value-type="float" office:value="277.184" calcext:value-type="float">
            <text:p>277.184</text:p>
          </table:table-cell>
          <table:table-cell/>
          <table:table-cell office:value-type="string" calcext:value-type="string">
            <text:p>C#4</text:p>
          </table:table-cell>
          <table:table-cell/>
          <table:table-cell table:formula="of:=25000000/[.C55]/64" office:value-type="float" office:value="1409.26243939044" calcext:value-type="float">
            <text:p>140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[.C32]*2" office:value-type="float" office:value="285.424" calcext:value-type="float">
            <text:p>285.424</text:p>
          </table:table-cell>
          <table:table-cell table:number-columns-repeated="3"/>
          <table:table-cell table:formula="of:=25000000/[.C56]/64" office:value-type="float" office:value="1368.57797522283" calcext:value-type="float">
            <text:p>136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[.C33]*2" office:value-type="float" office:value="293.664" calcext:value-type="float">
            <text:p>293.664</text:p>
          </table:table-cell>
          <table:table-cell/>
          <table:table-cell office:value-type="string" calcext:value-type="string">
            <text:p>D-4</text:p>
          </table:table-cell>
          <table:table-cell/>
          <table:table-cell table:formula="of:=25000000/[.C57]/64" office:value-type="float" office:value="1330.17666448731" calcext:value-type="float">
            <text:p>133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[.C34]*2" office:value-type="float" office:value="302.396" calcext:value-type="float">
            <text:p>302.396</text:p>
          </table:table-cell>
          <table:table-cell table:number-columns-repeated="3"/>
          <table:table-cell table:formula="of:=25000000/[.C58]/64" office:value-type="float" office:value="1291.76642548182" calcext:value-type="float">
            <text:p>129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[.C35]*2" office:value-type="float" office:value="311.128" calcext:value-type="float">
            <text:p>311.128</text:p>
          </table:table-cell>
          <table:table-cell/>
          <table:table-cell office:value-type="string" calcext:value-type="string">
            <text:p>D#4</text:p>
          </table:table-cell>
          <table:table-cell/>
          <table:table-cell table:formula="of:=25000000/[.C59]/64" office:value-type="float" office:value="1255.51220076624" calcext:value-type="float">
            <text:p>12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[.C36]*2" office:value-type="float" office:value="320.378" calcext:value-type="float">
            <text:p>320.378</text:p>
          </table:table-cell>
          <table:table-cell table:number-columns-repeated="3"/>
          <table:table-cell table:formula="of:=25000000/[.C60]/64" office:value-type="float" office:value="1219.26287073395" calcext:value-type="float">
            <text:p>121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[.C37]*2" office:value-type="float" office:value="329.628" calcext:value-type="float">
            <text:p>329.628</text:p>
          </table:table-cell>
          <table:table-cell/>
          <table:table-cell office:value-type="string" calcext:value-type="string">
            <text:p>E-4</text:p>
          </table:table-cell>
          <table:table-cell/>
          <table:table-cell table:formula="of:=25000000/[.C61]/64" office:value-type="float" office:value="1185.0479934957" calcext:value-type="float">
            <text:p>11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C38]*2" office:value-type="float" office:value="339.428" calcext:value-type="float">
            <text:p>339.428</text:p>
          </table:table-cell>
          <table:table-cell table:number-columns-repeated="3"/>
          <table:table-cell table:formula="of:=25000000/[.C62]/64" office:value-type="float" office:value="1150.8331663858" calcext:value-type="float">
            <text:p>115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[.C39]*2" office:value-type="float" office:value="349.228" calcext:value-type="float">
            <text:p>349.228</text:p>
          </table:table-cell>
          <table:table-cell/>
          <table:table-cell office:value-type="string" calcext:value-type="string">
            <text:p>F-4</text:p>
          </table:table-cell>
          <table:table-cell/>
          <table:table-cell table:formula="of:=25000000/[.C63]/64" office:value-type="float" office:value="1118.53860515194" calcext:value-type="float">
            <text:p>111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[.C40]*2" office:value-type="float" office:value="359.612" calcext:value-type="float">
            <text:p>359.612</text:p>
          </table:table-cell>
          <table:table-cell table:number-columns-repeated="3"/>
          <table:table-cell table:formula="of:=25000000/[.C64]/64" office:value-type="float" office:value="1086.24016996096" calcext:value-type="float">
            <text:p>108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[.C41]*2" office:value-type="float" office:value="369.996" calcext:value-type="float">
            <text:p>369.996</text:p>
          </table:table-cell>
          <table:table-cell/>
          <table:table-cell office:value-type="string" calcext:value-type="string">
            <text:p>F#4</text:p>
          </table:table-cell>
          <table:table-cell/>
          <table:table-cell table:formula="of:=25000000/[.C65]/64" office:value-type="float" office:value="1055.7546568071" calcext:value-type="float">
            <text:p>105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C42]*2" office:value-type="float" office:value="380.996" calcext:value-type="float">
            <text:p>380.996</text:p>
          </table:table-cell>
          <table:table-cell table:number-columns-repeated="3"/>
          <table:table-cell table:formula="of:=25000000/[.C66]/64" office:value-type="float" office:value="1025.27323121503" calcext:value-type="float">
            <text:p>10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[.C43]*2" office:value-type="float" office:value="391.996" calcext:value-type="float">
            <text:p>391.996</text:p>
          </table:table-cell>
          <table:table-cell/>
          <table:table-cell office:value-type="string" calcext:value-type="string">
            <text:p>G-4</text:p>
          </table:table-cell>
          <table:table-cell/>
          <table:table-cell table:formula="of:=25000000/[.C67]/64" office:value-type="float" office:value="996.502515331789" calcext:value-type="float">
            <text:p>99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[.C44]*2" office:value-type="float" office:value="403.658" calcext:value-type="float">
            <text:p>403.658</text:p>
          </table:table-cell>
          <table:table-cell table:number-columns-repeated="3"/>
          <table:table-cell table:formula="of:=25000000/[.C68]/64" office:value-type="float" office:value="967.712766748089" calcext:value-type="float">
            <text:p>9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[.C45]*2" office:value-type="float" office:value="415.32" calcext:value-type="float">
            <text:p>415.32</text:p>
          </table:table-cell>
          <table:table-cell/>
          <table:table-cell office:value-type="string" calcext:value-type="string">
            <text:p>G#4</text:p>
          </table:table-cell>
          <table:table-cell/>
          <table:table-cell table:formula="of:=25000000/[.C69]/64" office:value-type="float" office:value="940.539824713474" calcext:value-type="float">
            <text:p>94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[.C46]*2" office:value-type="float" office:value="427.66" calcext:value-type="float">
            <text:p>427.66</text:p>
          </table:table-cell>
          <table:table-cell table:number-columns-repeated="3"/>
          <table:table-cell table:formula="of:=25000000/[.C70]/64" office:value-type="float" office:value="913.400832436983" calcext:value-type="float">
            <text:p>91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[.C47]*2" office:value-type="float" office:value="440" calcext:value-type="float">
            <text:p>440</text:p>
          </table:table-cell>
          <table:table-cell/>
          <table:table-cell office:value-type="string" calcext:value-type="string">
            <text:p>A-4</text:p>
          </table:table-cell>
          <table:table-cell/>
          <table:table-cell table:formula="of:=25000000/[.C71]/64" office:value-type="float" office:value="887.784090909091" calcext:value-type="float">
            <text:p>8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C48]*2" office:value-type="float" office:value="453.08" calcext:value-type="float">
            <text:p>453.08</text:p>
          </table:table-cell>
          <table:table-cell table:number-columns-repeated="3"/>
          <table:table-cell table:formula="of:=25000000/[.C72]/64" office:value-type="float" office:value="862.15458638651" calcext:value-type="float">
            <text:p>86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[.C49]*2" office:value-type="float" office:value="466.16" calcext:value-type="float">
            <text:p>466.16</text:p>
          </table:table-cell>
          <table:table-cell/>
          <table:table-cell office:value-type="string" calcext:value-type="string">
            <text:p>A#4</text:p>
          </table:table-cell>
          <table:table-cell/>
          <table:table-cell table:formula="of:=25000000/[.C73]/64" office:value-type="float" office:value="837.963360219667" calcext:value-type="float">
            <text:p>83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[.C50]*2" office:value-type="float" office:value="480.02" calcext:value-type="float">
            <text:p>480.02</text:p>
          </table:table-cell>
          <table:table-cell table:number-columns-repeated="3"/>
          <table:table-cell table:formula="of:=25000000/[.C74]/64" office:value-type="float" office:value="813.768176325987" calcext:value-type="float">
            <text:p>81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[.C51]*2" office:value-type="float" office:value="493.88" calcext:value-type="float">
            <text:p>493.88</text:p>
          </table:table-cell>
          <table:table-cell/>
          <table:table-cell office:value-type="string" calcext:value-type="string">
            <text:p>B-4</text:p>
          </table:table-cell>
          <table:table-cell/>
          <table:table-cell table:formula="of:=25000000/[.C75]/64" office:value-type="float" office:value="790.930995383494" calcext:value-type="float">
            <text:p>7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[.C52]*2" office:value-type="float" office:value="508.564" calcext:value-type="float">
            <text:p>508.564</text:p>
          </table:table-cell>
          <table:table-cell table:number-columns-repeated="3"/>
          <table:table-cell table:formula="of:=25000000/[.C76]/64" office:value-type="float" office:value="768.094084520336" calcext:value-type="float">
            <text:p>76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[.C53]*2" office:value-type="float" office:value="523.248" calcext:value-type="float">
            <text:p>523.248</text:p>
          </table:table-cell>
          <table:table-cell/>
          <table:table-cell office:value-type="string" calcext:value-type="string">
            <text:p>C-5</text:p>
          </table:table-cell>
          <table:table-cell/>
          <table:table-cell table:formula="of:=25000000/[.C77]/64" office:value-type="float" office:value="746.538926092407" calcext:value-type="float">
            <text:p>74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[.C54]*2" office:value-type="float" office:value="538.808" calcext:value-type="float">
            <text:p>538.808</text:p>
          </table:table-cell>
          <table:table-cell table:number-columns-repeated="3"/>
          <table:table-cell table:formula="of:=25000000/[.C78]/64" office:value-type="float" office:value="724.979955754183" calcext:value-type="float">
            <text:p>72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[.C55]*2" office:value-type="float" office:value="554.368" calcext:value-type="float">
            <text:p>554.368</text:p>
          </table:table-cell>
          <table:table-cell/>
          <table:table-cell office:value-type="string" calcext:value-type="string">
            <text:p>C#5</text:p>
          </table:table-cell>
          <table:table-cell/>
          <table:table-cell table:formula="of:=25000000/[.C79]/64" office:value-type="float" office:value="704.631219695221" calcext:value-type="float">
            <text:p>7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[.C56]*2" office:value-type="float" office:value="570.848" calcext:value-type="float">
            <text:p>570.848</text:p>
          </table:table-cell>
          <table:table-cell table:number-columns-repeated="3"/>
          <table:table-cell table:formula="of:=25000000/[.C80]/64" office:value-type="float" office:value="684.288987611413" calcext:value-type="float">
            <text:p>6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[.C57]*2" office:value-type="float" office:value="587.328" calcext:value-type="float">
            <text:p>587.328</text:p>
          </table:table-cell>
          <table:table-cell/>
          <table:table-cell office:value-type="string" calcext:value-type="string">
            <text:p>D-5</text:p>
          </table:table-cell>
          <table:table-cell/>
          <table:table-cell table:formula="of:=25000000/[.C81]/64" office:value-type="float" office:value="665.088332243653" calcext:value-type="float">
            <text:p>66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C58]*2" office:value-type="float" office:value="604.792" calcext:value-type="float">
            <text:p>604.792</text:p>
          </table:table-cell>
          <table:table-cell table:number-columns-repeated="3"/>
          <table:table-cell table:formula="of:=25000000/[.C82]/64" office:value-type="float" office:value="645.883212740909" calcext:value-type="float">
            <text:p>64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[.C59]*2" office:value-type="float" office:value="622.256" calcext:value-type="float">
            <text:p>622.256</text:p>
          </table:table-cell>
          <table:table-cell/>
          <table:table-cell office:value-type="string" calcext:value-type="string">
            <text:p>D#5</text:p>
          </table:table-cell>
          <table:table-cell/>
          <table:table-cell table:formula="of:=25000000/[.C83]/64" office:value-type="float" office:value="627.756100383122" calcext:value-type="float">
            <text:p>6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[.C60]*2" office:value-type="float" office:value="640.756" calcext:value-type="float">
            <text:p>640.756</text:p>
          </table:table-cell>
          <table:table-cell table:number-columns-repeated="3"/>
          <table:table-cell table:formula="of:=25000000/[.C84]/64" office:value-type="float" office:value="609.631435366973" calcext:value-type="float">
            <text:p>61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[.C61]*2" office:value-type="float" office:value="659.256" calcext:value-type="float">
            <text:p>659.256</text:p>
          </table:table-cell>
          <table:table-cell/>
          <table:table-cell office:value-type="string" calcext:value-type="string">
            <text:p>E-5</text:p>
          </table:table-cell>
          <table:table-cell/>
          <table:table-cell table:formula="of:=25000000/[.C85]/64" office:value-type="float" office:value="592.523996747849" calcext:value-type="float">
            <text:p>59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[.C62]*2" office:value-type="float" office:value="678.856" calcext:value-type="float">
            <text:p>678.856</text:p>
          </table:table-cell>
          <table:table-cell table:number-columns-repeated="3"/>
          <table:table-cell table:formula="of:=25000000/[.C86]/64" office:value-type="float" office:value="575.416583192901" calcext:value-type="float">
            <text:p>57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[.C63]*2" office:value-type="float" office:value="698.456" calcext:value-type="float">
            <text:p>698.456</text:p>
          </table:table-cell>
          <table:table-cell/>
          <table:table-cell office:value-type="string" calcext:value-type="string">
            <text:p>F-5</text:p>
          </table:table-cell>
          <table:table-cell/>
          <table:table-cell table:formula="of:=25000000/[.C87]/64" office:value-type="float" office:value="559.269302575968" calcext:value-type="float">
            <text:p>55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[.C64]*2" office:value-type="float" office:value="719.224" calcext:value-type="float">
            <text:p>719.224</text:p>
          </table:table-cell>
          <table:table-cell table:number-columns-repeated="3"/>
          <table:table-cell table:formula="of:=25000000/[.C88]/64" office:value-type="float" office:value="543.120084980479" calcext:value-type="float">
            <text:p>54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[.C65]*2" office:value-type="float" office:value="739.992" calcext:value-type="float">
            <text:p>739.992</text:p>
          </table:table-cell>
          <table:table-cell/>
          <table:table-cell office:value-type="string" calcext:value-type="string">
            <text:p>F#5</text:p>
          </table:table-cell>
          <table:table-cell/>
          <table:table-cell table:formula="of:=25000000/[.C89]/64" office:value-type="float" office:value="527.87732840355" calcext:value-type="float">
            <text:p>52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[.C66]*2" office:value-type="float" office:value="761.992" calcext:value-type="float">
            <text:p>761.992</text:p>
          </table:table-cell>
          <table:table-cell table:number-columns-repeated="3"/>
          <table:table-cell table:formula="of:=25000000/[.C90]/64" office:value-type="float" office:value="512.636615607513" calcext:value-type="float">
            <text:p>5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[.C67]*2" office:value-type="float" office:value="783.992" calcext:value-type="float">
            <text:p>783.992</text:p>
          </table:table-cell>
          <table:table-cell/>
          <table:table-cell office:value-type="string" calcext:value-type="string">
            <text:p>G-5</text:p>
          </table:table-cell>
          <table:table-cell/>
          <table:table-cell table:formula="of:=25000000/[.C91]/64" office:value-type="float" office:value="498.251257665895" calcext:value-type="float">
            <text:p>49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C68]*2" office:value-type="float" office:value="807.316" calcext:value-type="float">
            <text:p>807.316</text:p>
          </table:table-cell>
          <table:table-cell table:number-columns-repeated="3"/>
          <table:table-cell table:formula="of:=25000000/[.C92]/64" office:value-type="float" office:value="483.856383374044" calcext:value-type="float">
            <text:p>48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[.C69]*2" office:value-type="float" office:value="830.64" calcext:value-type="float">
            <text:p>830.64</text:p>
          </table:table-cell>
          <table:table-cell/>
          <table:table-cell office:value-type="string" calcext:value-type="string">
            <text:p>G#5</text:p>
          </table:table-cell>
          <table:table-cell/>
          <table:table-cell table:formula="of:=25000000/[.C93]/64" office:value-type="float" office:value="470.269912356737" calcext:value-type="float">
            <text:p>47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[.C70]*2" office:value-type="float" office:value="855.32" calcext:value-type="float">
            <text:p>855.32</text:p>
          </table:table-cell>
          <table:table-cell table:number-columns-repeated="3"/>
          <table:table-cell table:formula="of:=25000000/[.C94]/64" office:value-type="float" office:value="456.700416218491" calcext:value-type="float">
            <text:p>45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[.C71]*2" office:value-type="float" office:value="880" calcext:value-type="float">
            <text:p>880</text:p>
          </table:table-cell>
          <table:table-cell/>
          <table:table-cell office:value-type="string" calcext:value-type="string">
            <text:p>A-5</text:p>
          </table:table-cell>
          <table:table-cell/>
          <table:table-cell table:formula="of:=25000000/[.C95]/64" office:value-type="float" office:value="443.892045454545" calcext:value-type="float">
            <text:p>44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[.C72]*2" office:value-type="float" office:value="906.16" calcext:value-type="float">
            <text:p>906.16</text:p>
          </table:table-cell>
          <table:table-cell table:number-columns-repeated="3"/>
          <table:table-cell table:formula="of:=25000000/[.C96]/64" office:value-type="float" office:value="431.077293193255" calcext:value-type="float">
            <text:p>43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[.C73]*2" office:value-type="float" office:value="932.32" calcext:value-type="float">
            <text:p>932.32</text:p>
          </table:table-cell>
          <table:table-cell/>
          <table:table-cell office:value-type="string" calcext:value-type="string">
            <text:p>A#5</text:p>
          </table:table-cell>
          <table:table-cell/>
          <table:table-cell table:formula="of:=25000000/[.C97]/64" office:value-type="float" office:value="418.981680109834" calcext:value-type="float">
            <text:p>419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/>
          <table:table-cell table:formula="of:=[.C74]*2" office:value-type="float" office:value="960.04" calcext:value-type="float">
            <text:p>960.04</text:p>
          </table:table-cell>
          <table:table-cell table:number-columns-repeated="3"/>
          <table:table-cell table:formula="of:=25000000/[.C98]/64" office:value-type="float" office:value="406.884088162993" calcext:value-type="float">
            <text:p>407</text:p>
          </table:table-cell>
          <table:table-cell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/>
          <table:table-cell table:formula="of:=[.C75]*2" office:value-type="float" office:value="987.76" calcext:value-type="float">
            <text:p>987.76</text:p>
          </table:table-cell>
          <table:table-cell/>
          <table:table-cell office:value-type="string" calcext:value-type="string">
            <text:p>B-5</text:p>
          </table:table-cell>
          <table:table-cell/>
          <table:table-cell table:formula="of:=25000000/[.C99]/64" office:value-type="float" office:value="395.465497691747" calcext:value-type="float">
            <text:p>395</text:p>
          </table:table-cell>
          <table:table-cell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/>
          <table:table-cell table:formula="of:=[.C76]*2" office:value-type="float" office:value="1017.128" calcext:value-type="float">
            <text:p>1017.128</text:p>
          </table:table-cell>
          <table:table-cell table:number-columns-repeated="3"/>
          <table:table-cell table:formula="of:=25000000/[.C100]/64" office:value-type="float" office:value="384.047042260168" calcext:value-type="float">
            <text:p>384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/>
          <table:table-cell table:formula="of:=[.C77]*2" office:value-type="float" office:value="1046.496" calcext:value-type="float">
            <text:p>1046.496</text:p>
          </table:table-cell>
          <table:table-cell/>
          <table:table-cell office:value-type="string" calcext:value-type="string">
            <text:p>C-6</text:p>
          </table:table-cell>
          <table:table-cell/>
          <table:table-cell table:formula="of:=25000000/[.C101]/64" office:value-type="float" office:value="373.269463046204" calcext:value-type="float">
            <text:p>373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/>
          <table:table-cell table:formula="of:=[.C78]*2" office:value-type="float" office:value="1077.616" calcext:value-type="float">
            <text:p>1077.616</text:p>
          </table:table-cell>
          <table:table-cell table:number-columns-repeated="3"/>
          <table:table-cell table:formula="of:=25000000/[.C102]/64" office:value-type="float" office:value="362.489977877092" calcext:value-type="float">
            <text:p>362</text:p>
          </table:table-cell>
          <table:table-cell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/>
          <table:table-cell table:formula="of:=[.C79]*2" office:value-type="float" office:value="1108.736" calcext:value-type="float">
            <text:p>1108.736</text:p>
          </table:table-cell>
          <table:table-cell/>
          <table:table-cell office:value-type="string" calcext:value-type="string">
            <text:p>C#6</text:p>
          </table:table-cell>
          <table:table-cell/>
          <table:table-cell table:formula="of:=25000000/[.C103]/64" office:value-type="float" office:value="352.31560984761" calcext:value-type="float">
            <text:p>352</text:p>
          </table:table-cell>
          <table:table-cell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/>
          <table:table-cell table:formula="of:=[.C80]*2" office:value-type="float" office:value="1141.696" calcext:value-type="float">
            <text:p>1141.696</text:p>
          </table:table-cell>
          <table:table-cell table:number-columns-repeated="3"/>
          <table:table-cell table:formula="of:=25000000/[.C104]/64" office:value-type="float" office:value="342.144493805707" calcext:value-type="float">
            <text:p>342</text:p>
          </table:table-cell>
          <table:table-cell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/>
          <table:table-cell table:formula="of:=[.C81]*2" office:value-type="float" office:value="1174.656" calcext:value-type="float">
            <text:p>1174.656</text:p>
          </table:table-cell>
          <table:table-cell/>
          <table:table-cell office:value-type="string" calcext:value-type="string">
            <text:p>D-6</text:p>
          </table:table-cell>
          <table:table-cell/>
          <table:table-cell table:formula="of:=25000000/[.C105]/64" office:value-type="float" office:value="332.544166121826" calcext:value-type="float">
            <text:p>333</text:p>
          </table:table-cell>
          <table:table-cell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/>
          <table:table-cell table:formula="of:=[.C82]*2" office:value-type="float" office:value="1209.584" calcext:value-type="float">
            <text:p>1209.584</text:p>
          </table:table-cell>
          <table:table-cell table:number-columns-repeated="3"/>
          <table:table-cell table:formula="of:=25000000/[.C106]/64" office:value-type="float" office:value="322.941606370455" calcext:value-type="float">
            <text:p>323</text:p>
          </table:table-cell>
          <table:table-cell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/>
          <table:table-cell table:formula="of:=[.C83]*2" office:value-type="float" office:value="1244.512" calcext:value-type="float">
            <text:p>1244.512</text:p>
          </table:table-cell>
          <table:table-cell/>
          <table:table-cell office:value-type="string" calcext:value-type="string">
            <text:p>D#6</text:p>
          </table:table-cell>
          <table:table-cell/>
          <table:table-cell table:formula="of:=25000000/[.C107]/64" office:value-type="float" office:value="313.878050191561" calcext:value-type="float">
            <text:p>314</text:p>
          </table:table-cell>
          <table:table-cell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/>
          <table:table-cell table:formula="of:=[.C84]*2" office:value-type="float" office:value="1281.512" calcext:value-type="float">
            <text:p>1281.512</text:p>
          </table:table-cell>
          <table:table-cell table:number-columns-repeated="3"/>
          <table:table-cell table:formula="of:=25000000/[.C108]/64" office:value-type="float" office:value="304.815717683486" calcext:value-type="float">
            <text:p>305</text:p>
          </table:table-cell>
          <table:table-cell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/>
          <table:table-cell table:formula="of:=[.C85]*2" office:value-type="float" office:value="1318.512" calcext:value-type="float">
            <text:p>1318.512</text:p>
          </table:table-cell>
          <table:table-cell/>
          <table:table-cell office:value-type="string" calcext:value-type="string">
            <text:p>E-6</text:p>
          </table:table-cell>
          <table:table-cell/>
          <table:table-cell table:formula="of:=25000000/[.C109]/64" office:value-type="float" office:value="296.261998373925" calcext:value-type="float">
            <text:p>296</text:p>
          </table:table-cell>
          <table:table-cell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/>
          <table:table-cell table:formula="of:=[.C86]*2" office:value-type="float" office:value="1357.712" calcext:value-type="float">
            <text:p>1357.712</text:p>
          </table:table-cell>
          <table:table-cell table:number-columns-repeated="3"/>
          <table:table-cell table:formula="of:=25000000/[.C110]/64" office:value-type="float" office:value="287.708291596451" calcext:value-type="float">
            <text:p>288</text:p>
          </table:table-cell>
          <table:table-cell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/>
          <table:table-cell table:formula="of:=[.C87]*2" office:value-type="float" office:value="1396.912" calcext:value-type="float">
            <text:p>1396.912</text:p>
          </table:table-cell>
          <table:table-cell/>
          <table:table-cell office:value-type="string" calcext:value-type="string">
            <text:p>F-6</text:p>
          </table:table-cell>
          <table:table-cell/>
          <table:table-cell table:formula="of:=25000000/[.C111]/64" office:value-type="float" office:value="279.634651287984" calcext:value-type="float">
            <text:p>280</text:p>
          </table:table-cell>
          <table:table-cell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/>
          <table:table-cell table:formula="of:=[.C88]*2" office:value-type="float" office:value="1438.448" calcext:value-type="float">
            <text:p>1438.448</text:p>
          </table:table-cell>
          <table:table-cell table:number-columns-repeated="3"/>
          <table:table-cell table:formula="of:=25000000/[.C112]/64" office:value-type="float" office:value="271.56004249024" calcext:value-type="float">
            <text:p>272</text:p>
          </table:table-cell>
          <table:table-cell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/>
          <table:table-cell table:formula="of:=[.C89]*2" office:value-type="float" office:value="1479.984" calcext:value-type="float">
            <text:p>1479.984</text:p>
          </table:table-cell>
          <table:table-cell/>
          <table:table-cell office:value-type="string" calcext:value-type="string">
            <text:p>F#6</text:p>
          </table:table-cell>
          <table:table-cell/>
          <table:table-cell table:formula="of:=25000000/[.C113]/64" office:value-type="float" office:value="263.938664201775" calcext:value-type="float">
            <text:p>264</text:p>
          </table:table-cell>
          <table:table-cell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/>
          <table:table-cell table:formula="of:=[.C90]*2" office:value-type="float" office:value="1523.984" calcext:value-type="float">
            <text:p>1523.984</text:p>
          </table:table-cell>
          <table:table-cell table:number-columns-repeated="3"/>
          <table:table-cell table:formula="of:=25000000/[.C114]/64" office:value-type="float" office:value="256.318307803757" calcext:value-type="float">
            <text:p>256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/>
          <table:table-cell table:formula="of:=[.C91]*2" office:value-type="float" office:value="1567.984" calcext:value-type="float">
            <text:p>1567.984</text:p>
          </table:table-cell>
          <table:table-cell/>
          <table:table-cell office:value-type="string" calcext:value-type="string">
            <text:p>G-6</text:p>
          </table:table-cell>
          <table:table-cell/>
          <table:table-cell table:formula="of:=25000000/[.C115]/64" office:value-type="float" office:value="249.125628832947" calcext:value-type="float">
            <text:p>249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/>
          <table:table-cell table:formula="of:=[.C92]*2" office:value-type="float" office:value="1614.632" calcext:value-type="float">
            <text:p>1614.632</text:p>
          </table:table-cell>
          <table:table-cell table:number-columns-repeated="3"/>
          <table:table-cell table:formula="of:=25000000/[.C116]/64" office:value-type="float" office:value="241.928191687022" calcext:value-type="float">
            <text:p>242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/>
          <table:table-cell table:formula="of:=[.C93]*2" office:value-type="float" office:value="1661.28" calcext:value-type="float">
            <text:p>1661.28</text:p>
          </table:table-cell>
          <table:table-cell/>
          <table:table-cell office:value-type="string" calcext:value-type="string">
            <text:p>G#6</text:p>
          </table:table-cell>
          <table:table-cell/>
          <table:table-cell table:formula="of:=25000000/[.C117]/64" office:value-type="float" office:value="235.134956178369" calcext:value-type="float">
            <text:p>235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/>
          <table:table-cell table:formula="of:=[.C94]*2" office:value-type="float" office:value="1710.64" calcext:value-type="float">
            <text:p>1710.64</text:p>
          </table:table-cell>
          <table:table-cell table:number-columns-repeated="3"/>
          <table:table-cell table:formula="of:=25000000/[.C118]/64" office:value-type="float" office:value="228.350208109246" calcext:value-type="float">
            <text:p>228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/>
          <table:table-cell table:formula="of:=[.C95]*2" office:value-type="float" office:value="1760" calcext:value-type="float">
            <text:p>1760</text:p>
          </table:table-cell>
          <table:table-cell/>
          <table:table-cell office:value-type="string" calcext:value-type="string">
            <text:p>A-6</text:p>
          </table:table-cell>
          <table:table-cell/>
          <table:table-cell table:formula="of:=25000000/[.C119]/64" office:value-type="float" office:value="221.946022727273" calcext:value-type="float">
            <text:p>222</text:p>
          </table:table-cell>
          <table:table-cell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/>
          <table:table-cell table:formula="of:=[.C96]*2" office:value-type="float" office:value="1812.32" calcext:value-type="float">
            <text:p>1812.32</text:p>
          </table:table-cell>
          <table:table-cell table:number-columns-repeated="3"/>
          <table:table-cell table:formula="of:=25000000/[.C120]/64" office:value-type="float" office:value="215.538646596628" calcext:value-type="float">
            <text:p>216</text:p>
          </table:table-cell>
          <table:table-cell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/>
          <table:table-cell table:formula="of:=[.C97]*2" office:value-type="float" office:value="1864.64" calcext:value-type="float">
            <text:p>1864.64</text:p>
          </table:table-cell>
          <table:table-cell/>
          <table:table-cell office:value-type="string" calcext:value-type="string">
            <text:p>A#6</text:p>
          </table:table-cell>
          <table:table-cell/>
          <table:table-cell table:formula="of:=25000000/[.C121]/64" office:value-type="float" office:value="209.490840054917" calcext:value-type="float">
            <text:p>209</text:p>
          </table:table-cell>
          <table:table-cell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/>
          <table:table-cell table:formula="of:=[.C98]*2" office:value-type="float" office:value="1920.08" calcext:value-type="float">
            <text:p>1920.08</text:p>
          </table:table-cell>
          <table:table-cell table:number-columns-repeated="3"/>
          <table:table-cell table:formula="of:=25000000/[.C122]/64" office:value-type="float" office:value="203.442044081497" calcext:value-type="float">
            <text:p>203</text:p>
          </table:table-cell>
          <table:table-cell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/>
          <table:table-cell table:formula="of:=[.C99]*2" office:value-type="float" office:value="1975.52" calcext:value-type="float">
            <text:p>1975.52</text:p>
          </table:table-cell>
          <table:table-cell/>
          <table:table-cell office:value-type="string" calcext:value-type="string">
            <text:p>B-6</text:p>
          </table:table-cell>
          <table:table-cell/>
          <table:table-cell table:formula="of:=25000000/[.C123]/64" office:value-type="float" office:value="197.732748845874" calcext:value-type="float">
            <text:p>198</text:p>
          </table:table-cell>
          <table:table-cell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/>
          <table:table-cell table:formula="of:=[.C100]*2" office:value-type="float" office:value="2034.256" calcext:value-type="float">
            <text:p>2034.256</text:p>
          </table:table-cell>
          <table:table-cell table:number-columns-repeated="3"/>
          <table:table-cell table:formula="of:=25000000/[.C124]/64" office:value-type="float" office:value="192.023521130084" calcext:value-type="float">
            <text:p>192</text:p>
          </table:table-cell>
          <table:table-cell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/>
          <table:table-cell table:formula="of:=[.C101]*2" office:value-type="float" office:value="2092.992" calcext:value-type="float">
            <text:p>2092.992</text:p>
          </table:table-cell>
          <table:table-cell/>
          <table:table-cell office:value-type="string" calcext:value-type="string">
            <text:p>C-7</text:p>
          </table:table-cell>
          <table:table-cell/>
          <table:table-cell table:formula="of:=25000000/[.C125]/64" office:value-type="float" office:value="186.634731523102" calcext:value-type="float">
            <text:p>187</text:p>
          </table:table-cell>
          <table:table-cell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/>
          <table:table-cell table:formula="of:=[.C102]*2" office:value-type="float" office:value="2155.232" calcext:value-type="float">
            <text:p>2155.232</text:p>
          </table:table-cell>
          <table:table-cell table:number-columns-repeated="3"/>
          <table:table-cell table:formula="of:=25000000/[.C126]/64" office:value-type="float" office:value="181.244988938546" calcext:value-type="float">
            <text:p>181</text:p>
          </table:table-cell>
          <table:table-cell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/>
          <table:table-cell table:formula="of:=[.C103]*2" office:value-type="float" office:value="2217.472" calcext:value-type="float">
            <text:p>2217.472</text:p>
          </table:table-cell>
          <table:table-cell/>
          <table:table-cell office:value-type="string" calcext:value-type="string">
            <text:p>C#7</text:p>
          </table:table-cell>
          <table:table-cell/>
          <table:table-cell table:formula="of:=25000000/[.C127]/64" office:value-type="float" office:value="176.157804923805" calcext:value-type="float">
            <text:p>176</text:p>
          </table:table-cell>
          <table:table-cell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/>
          <table:table-cell table:formula="of:=[.C104]*2" office:value-type="float" office:value="2283.392" calcext:value-type="float">
            <text:p>2283.392</text:p>
          </table:table-cell>
          <table:table-cell table:number-columns-repeated="3"/>
          <table:table-cell table:formula="of:=25000000/[.C128]/64" office:value-type="float" office:value="171.072246902853" calcext:value-type="float">
            <text:p>171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/>
          <table:table-cell table:formula="of:=[.C105]*2" office:value-type="float" office:value="2349.312" calcext:value-type="float">
            <text:p>2349.312</text:p>
          </table:table-cell>
          <table:table-cell/>
          <table:table-cell office:value-type="string" calcext:value-type="string">
            <text:p>D-7</text:p>
          </table:table-cell>
          <table:table-cell/>
          <table:table-cell table:formula="of:=25000000/[.C129]/64" office:value-type="float" office:value="166.272083060913" calcext:value-type="float">
            <text:p>1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2-07-12T07:49:55.211969491</meta:creation-date>
    <dc:date>2022-11-03T08:01:15.544781133</dc:date>
    <dc:creator>Rob Shelton</dc:creator>
    <meta:editing-duration>PT1H2M17S</meta:editing-duration>
    <meta:editing-cycles>9</meta:editing-cycles>
    <meta:generator>LibreOffice/7.4.2.3$Linux_X86_64 LibreOffice_project/40$Build-3</meta:generator>
    <meta:printed-by>Rob Shelton</meta:printed-by>
    <meta:print-date>2022-07-12T08:48:12.136452291</meta:print-date>
    <meta:document-statistic meta:table-count="1" meta:cell-count="450" meta:object-count="0"/>
  </office:meta>
</office:document-meta>
</file>